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C3731482.png" manifest:media-type=""/>
  <manifest:file-entry manifest:full-path="Pictures/10000000000003200000025860F0A872.png" manifest:media-type=""/>
  <manifest:file-entry manifest:full-path="Pictures/10000000000003200000025807A0AE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3" svg:font-family="'Courier 10 Pitch'" style:font-adornments="Regular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rial1" svg:font-family="Arial" style:font-pitch="variable"/>
    <style:font-face style:name="Courier 10 Pitch2" svg:font-family="'Courier 10 Pitch'" style:font-adornments="Regular" style:font-pitch="variable"/>
    <style:font-face style:name="Liberation Sans1" svg:font-family="'Liberation Sans'" style:font-pitch="variable"/>
    <style:font-face style:name="OFL Sorts Mill Goudy TT4" svg:font-family="'OFL Sorts Mill Goudy TT'" style:font-pitch="variable"/>
    <style:font-face style:name="OFL Sorts Mill Goudy TT2" svg:font-family="'OFL Sorts Mill Goudy TT'" style:font-adornments="Regular" style:font-pitch="variable"/>
    <style:font-face style:name="Arial2" svg:font-family="Arial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OFL Sorts Mill Goudy TT3" svg:font-family="'OFL Sorts Mill Goudy TT'" style:font-adornments="Regular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FL Sorts Mill Goudy TT" svg:font-family="'OFL Sorts Mill Goudy TT'" style:font-family-generic="roman" style:font-pitch="variable"/>
    <style:font-face style:name="OFL Sorts Mill Goudy TT1" svg:font-family="'OFL Sorts Mill Goudy T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achinalist-Opening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pening-title">
      <style:graphic-properties draw:auto-grow-height="true" fo:min-height="2.922cm"/>
    </style:style>
    <style:style style:name="pr2" style:family="presentation" style:parent-style-name="Opening-subtitle">
      <style:graphic-properties draw:fill-color="#ffffff" fo:min-height="11.55cm"/>
    </style:style>
    <style:style style:name="pr3" style:family="presentation" style:parent-style-name="Opening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922cm"/>
    </style:style>
    <style:style style:name="pr5" style:family="presentation" style:parent-style-name="Default-subtitle">
      <style:graphic-properties draw:fill-color="#ffffff" draw:auto-grow-height="true" fo:min-height="11.5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22cm"/>
    </style:style>
    <style:style style:name="pr8" style:family="presentation" style:parent-style-name="Default-outline1">
      <style:graphic-properties fo:min-height="11.3cm"/>
    </style:style>
    <style:style style:name="pr9" style:family="presentation" style:parent-style-name="Closing-title">
      <style:graphic-properties draw:auto-grow-height="true" fo:min-height="2.922cm"/>
    </style:style>
    <style:style style:name="pr10" style:family="presentation" style:parent-style-name="Closing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ffff" style:font-name="OFL Sorts Mill Goudy TT4"/>
    </style:style>
    <style:style style:name="T1" style:family="text">
      <style:text-properties fo:color="#ff0000"/>
    </style:style>
    <style:style style:name="T2" style:family="text">
      <style:text-properties fo:color="#ffffff" style:font-name="OFL Sorts Mill Goudy TT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ening" presentation:presentation-page-layout-name="AL1T0">
        <office:forms form:automatic-focus="false" form:apply-design-mode="false"/>
        <draw:frame presentation:style-name="pr1" draw:layer="layout" svg:width="25.19cm" svg:height="2.922cm" svg:x="1.398cm" svg:y="0.698cm" presentation:class="title">
          <draw:text-box>
            <text:p>Feature Forge</text:p>
          </draw:text-box>
        </draw:frame>
        <draw:frame presentation:style-name="pr2" draw:layer="layout" svg:width="25.19cm" svg:height="11.55cm" svg:x="1.398cm" svg:y="4.094cm" presentation:class="subtitle" presentation:user-transformed="true">
          <draw:text-box>
            <text:p/>
            <text:p/>
            <text:p/>
            <text:p/>
            <text:p>PyData – Silicon Valley 2014</text:p>
            <text:p>Daniel F. Moisset – dmoisset@machinalis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5cm" svg:x="3.815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Writing Features is easy!</text:p>
          </draw:text-box>
        </draw:frame>
        <draw:frame presentation:style-name="pr5" draw:text-style-name="P2" draw:layer="layout" svg:width="25.191cm" svg:height="11.55cm" svg:x="1.398cm" svg:y="4.094cm" presentation:class="subtitle">
          <draw:text-box>
            <text:list text:style-name="L1">
              <text:list-header>
                <text:p text:style-name="P2">We do it all the time, usually it's just a 1-2 liner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4.329cm" svg:x="2.159cm" svg:y="13.271cm" presentation:class="notes" presentation:user-transformed="true">
            <draw:text-box>
              <text:p text:style-name="P1">As you have seen, the approach we've used for the problem is <text:span text:style-name="T1">very simple</text:span>, but it has some good properties I'd like to highlight.</text:p>
              <text:p text:style-name="P1"/>
              <text:p text:style-name="P1">The first one, that is very important for us as a company that needs to build products based on this tool, is that you can <text:span text:style-name="T1">add effort incrementally and get results that benefit the application</text:span>, so it's very low risk. This is different from machine learning or statistical approaches where you can use a lot of project time building a model and you might end up hitting gold, or you might end up with something that adds 0 visible results to a product. So, as much as we love machine learning where I work, we refrained ourselves from using it, getting something that''s not state-of-the-art in terms of coverage, but it is a very safe approach. Which is great value when interacting with customers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922cm" svg:x="1.398cm" svg:y="0.697cm" presentation:class="title">
          <draw:text-box>
            <text:p>What about bugs</text:p>
          </draw:text-box>
        </draw:frame>
        <draw:frame presentation:style-name="pr8" draw:layer="layout" svg:width="25.191cm" svg:height="11.55cm" svg:x="1.398cm" svg:y="4.094cm" presentation:class="outline">
          <draw:text-box>
            <text:list text:style-name="L3">
              <text:list-item>
                <text:p>A normal bug crashes your program, or generates ludicrous results</text:p>
              </text:list-item>
              <text:list-item>
                <text:p>A feature bug might decrease your classification accuracy by 4.3%</text:p>
              </text:list-item>
              <text:list-item>
                <text:p>A feature bug might crash your 3-day long experiment after 2.81 days of running</text:p>
              </text:list-item>
              <text:list-item>
                <text:p>97.1% of the statistics on these slides might be inv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922cm" svg:x="1.398cm" svg:y="0.697cm" presentation:class="title">
          <draw:text-box>
            <text:p>Feature Forge</text:p>
          </draw:text-box>
        </draw:frame>
        <draw:frame presentation:style-name="pr8" draw:layer="layout" svg:width="25.191cm" svg:height="11.55cm" svg:x="1.398cm" svg:y="4.094cm" presentation:class="outline">
          <draw:text-box>
            <text:list text:style-name="L3">
              <text:list-item>
                <text:p>Low boiler plate</text:p>
              </text:list-item>
              <text:list-item>
                <text:p>Add specifications about input data</text:p>
              </text:list-item>
              <text:list-item>
                <text:p>Add specifications on output values</text:p>
              </text:list-item>
              <text:list-item>
                <text:p>Testing!</text:p>
                <text:list>
                  <text:list-item>
                    <text:p>Fixture based</text:p>
                  </text:list-item>
                  <text:list-item>
                    <text:p>Fuzz testing (generate valid random data and feed i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922cm" svg:x="1.398cm" svg:y="0.697cm" presentation:class="title">
          <draw:text-box>
            <text:p>Feature evaluation</text:p>
          </draw:text-box>
        </draw:frame>
        <draw:frame presentation:style-name="pr8" draw:layer="layout" svg:width="25.191cm" svg:height="11.55cm" svg:x="1.398cm" svg:y="4.094cm" presentation:class="outline">
          <draw:text-box>
            <text:list text:style-name="L3">
              <text:list-item>
                <text:p>Supports mixed types of features (vectors, multi-label, bag of words, …)</text:p>
              </text:list-item>
              <text:list-item>
                <text:p>Generates a numpy array, ready to feed it to scikit learn or whatever you want</text:p>
              </text:list-item>
              <text:list-item>
                <text:p>Strict mode or “tolerant mode”</text:p>
                <text:list>
                  <text:list-item>
                    <text:p>Discards samples that fail to evaluate</text:p>
                  </text:list-item>
                  <text:list-item>
                    <text:p>Discards features that fail on many samples</text:p>
                  </text:list-item>
                </text:list>
              </text:list-item>
              <text:list-item>
                <text:p>Generates debugging info (mapping column 2317 to a featur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922cm" svg:x="1.398cm" svg:y="0.697cm" presentation:class="title">
          <draw:text-box>
            <text:p>Experimentation support</text:p>
          </draw:text-box>
        </draw:frame>
        <draw:frame presentation:style-name="pr8" draw:layer="layout" svg:width="25.191cm" svg:height="11.55cm" svg:x="1.398cm" svg:y="4.094cm" presentation:class="outline">
          <draw:text-box>
            <text:list text:style-name="L3">
              <text:list-item>
                <text:p>Not just feature oriented, allows you to play with model parameters</text:p>
              </text:list-item>
              <text:list-item>
                <text:p>Keep a good log of experiments you already run, what were the parameters and input data for each, and whatever scores you got out of it</text:p>
              </text:list-item>
              <text:list-item>
                <text:p>Run experiments in parall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2.922cm" svg:x="1.398cm" svg:y="0.697cm" presentation:class="title">
          <draw:text-box>
            <text:p>What we want to do</text:p>
          </draw:text-box>
        </draw:frame>
        <draw:frame presentation:style-name="pr8" draw:layer="layout" svg:width="25.191cm" svg:height="11.55cm" svg:x="1.398cm" svg:y="4.094cm" presentation:class="outline">
          <draw:text-box>
            <text:list text:style-name="L3">
              <text:list-item>
                <text:p>Integrate scikit learn and validation metrics</text:p>
                <text:list>
                  <text:list-item>
                    <text:p>We have an internal IPython notebook for this, needs love.</text:p>
                  </text:list-item>
                </text:list>
              </text:list-item>
              <text:list-item>
                <text:p>Add caching layers (to avoid repeated evaluation/vectorization when it helps)</text:p>
              </text:list-item>
              <text:list-item>
                <text:p>Improve fuzz testing (more data structures, more speed)</text:p>
              </text:list-item>
              <text:list-item>
                <text:p>Get more user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losing" presentation:presentation-page-layout-name="AL3T19">
        <office:forms form:automatic-focus="false" form:apply-design-mode="false"/>
        <draw:frame presentation:style-name="pr9" draw:text-style-name="P3" draw:layer="layout" svg:width="25.19cm" svg:height="2.922cm" svg:x="1.398cm" svg:y="0.698cm" presentation:class="title">
          <draw:text-box>
            <text:p><text:span text:style-name="T2">Thank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5cm" svg:x="3.815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3" svg:font-family="'Courier 10 Pitch'" style:font-adornments="Regular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rial1" svg:font-family="Arial" style:font-pitch="variable"/>
    <style:font-face style:name="Courier 10 Pitch2" svg:font-family="'Courier 10 Pitch'" style:font-adornments="Regular" style:font-pitch="variable"/>
    <style:font-face style:name="Liberation Sans1" svg:font-family="'Liberation Sans'" style:font-pitch="variable"/>
    <style:font-face style:name="OFL Sorts Mill Goudy TT4" svg:font-family="'OFL Sorts Mill Goudy TT'" style:font-pitch="variable"/>
    <style:font-face style:name="OFL Sorts Mill Goudy TT2" svg:font-family="'OFL Sorts Mill Goudy TT'" style:font-adornments="Regular" style:font-pitch="variable"/>
    <style:font-face style:name="Arial2" svg:font-family="Arial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OFL Sorts Mill Goudy TT3" svg:font-family="'OFL Sorts Mill Goudy TT'" style:font-adornments="Regular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FL Sorts Mill Goudy TT" svg:font-family="'OFL Sorts Mill Goudy TT'" style:font-family-generic="roman" style:font-pitch="variable"/>
    <style:font-face style:name="OFL Sorts Mill Goudy TT1" svg:font-family="'OFL Sorts Mill Goudy T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Machinalis-Slide" xlink:href="Pictures/10000000000003200000025807A0AEE4.png" xlink:type="simple" xlink:show="embed" xlink:actuate="onLoad"/>
    <draw:fill-image draw:name="Machinalist-Opening" xlink:href="Pictures/10000000000003200000025860F0A872.png" xlink:type="simple" xlink:show="embed" xlink:actuate="onLoad"/>
    <draw:fill-image draw:name="Mcahinalis-Closing" xlink:href="Pictures/100000000000032000000258C373148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0000" draw:fill-image-name="Machinalis-Slid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font-name="OFL Sorts Mill Goudy TT2" fo:font-family="'OFL Sorts Mill Goudy TT'" style:font-style-name="Regular" style:font-pitch="variable" fo:font-size="26.7000007629395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>
        <style:tab-stops/>
      </style:paragraph-properties>
      <style:text-properties style:font-name="Courier 10 Pitch3" fo:font-family="'Courier 10 Pitch'" style:font-style-name="Regular" style:font-pitch="fixed"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OFL Sorts Mill Goudy TT2" fo:font-family="'OFL Sorts Mill Goudy TT'" style:font-style-name="Regular" style:font-pitch="variable" fo:font-size="32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OFL Sorts Mill Goudy TT2" fo:font-family="'OFL Sorts Mill Goudy TT'" style:font-style-name="Regular" style:font-pitch="variable" fo:font-size="36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ing-background" style:family="presentation">
      <style:graphic-properties draw:stroke="none" draw:fill="bitmap" draw:fill-image-name="Machinalist-Opening" draw:fill-image-width="0cm" draw:fill-image-height="0cm" style:repeat="stretch"/>
      <style:text-properties style:letter-kerning="true"/>
    </style:style>
    <style:style style:name="Openin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en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ing-outline1" style:family="presentation">
      <style:graphic-properties draw:stroke="none" draw:fill="none" draw:auto-grow-height="false" draw:fit-to-size="shrink-to-fit">
        <text:list-style style:name="Ope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ing-outline2" style:family="presentation" style:parent-style-name="Opening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Opening-outline3" style:family="presentation" style:parent-style-name="Opening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Opening-outline4" style:family="presentation" style:parent-style-name="Opening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Opening-outline5" style:family="presentation" style:parent-style-name="Opening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Opening-outline6" style:family="presentation" style:parent-style-name="Opening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Opening-outline7" style:family="presentation" style:parent-style-name="Opening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Opening-outline8" style:family="presentation" style:parent-style-name="Opening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Opening-outline9" style:family="presentation" style:parent-style-name="Opening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Opening-subtitle" style:family="presentation">
      <style:graphic-properties draw:stroke="none" draw:fill="none" draw:textarea-vertical-align="middle">
        <text:list-style style:name="Open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OFL Sorts Mill Goudy TT2" fo:font-family="'OFL Sorts Mill Goudy TT'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ing-title" style:family="presentation">
      <style:graphic-properties draw:stroke="none" draw:fill="none" draw:textarea-vertical-align="middle">
        <text:list-style style:name="Open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OFL Sorts Mill Goudy TT2" fo:font-family="'OFL Sorts Mill Goudy TT'" style:font-style-name="Regular" style:font-pitch="variable" fo:font-size="36.5999984741211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osing-background" style:family="presentation">
      <style:graphic-properties draw:stroke="none" draw:fill="bitmap" draw:fill-image-name="Mcahinalis-Closing" draw:fill-image-width="0cm" draw:fill-image-height="0cm" style:repeat="stretch"/>
      <style:text-properties style:letter-kerning="true"/>
    </style:style>
    <style:style style:name="Closin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outline2" style:family="presentation" style:parent-style-name="Closing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losing-outline3" style:family="presentation" style:parent-style-name="Closing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losing-outline4" style:family="presentation" style:parent-style-name="Closing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losing-outline5" style:family="presentation" style:parent-style-name="Closing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bitmap" draw:fill-color="#000000" draw:fill-image-name="Machinalis-Slide" draw:fill-image-width="0cm" draw:fill-image-height="0cm" style:repeat="stretch"/>
    </style:style>
    <style:style style:name="Mdp2" style:family="drawing-page">
      <style:drawing-page-properties draw:background-size="border" draw:fill="bitmap" draw:fill-image-name="Machinalist-Opening" draw:fill-image-width="0cm" draw:fill-image-height="0cm" style:repeat="stretch"/>
    </style:style>
    <style:style style:name="Mdp3" style:family="drawing-page">
      <style:drawing-page-properties draw:background-size="border" draw:fill="bitmap" draw:fill-image-name="Mcahinalis-Closing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Opening-backgroundobjects">
      <style:graphic-properties draw:stroke="none" draw:fill="none" draw:fill-color="#ffffff" draw:auto-grow-height="false" fo:min-height="1.449cm"/>
    </style:style>
    <style:style style:name="Mpr4" style:family="presentation" style:parent-style-name="Opening-backgroundobjects">
      <style:graphic-properties draw:stroke="none" draw:fill="none" draw:fill-color="#ffffff" draw:auto-grow-height="false" fo:min-height="1.397cm"/>
    </style:style>
    <style:style style:name="Mpr5" style:family="presentation" style:parent-style-name="Opening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losing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osing-backgroundobjects">
      <style:graphic-properties draw:stroke="none" draw:fill="none" draw:fill-color="#ffffff" draw:auto-grow-height="false" fo:min-height="1.397cm"/>
    </style:style>
    <style:style style:name="Mpr8" style:family="presentation" style:parent-style-name="Clos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style:font-name="OFL Sorts Mill Goudy TT4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FL Sorts Mill Goudy TT4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1cm" svg:x="1cm" svg:y="3.015cm"/>
      <draw:page-thumbnail draw:layer="backgroundobjects" svg:width="9.294cm" svg:height="5.81cm" svg:x="1cm" svg:y="11.063cm"/>
      <draw:page-thumbnail draw:layer="backgroundobjects" svg:width="9.294cm" svg:height="5.81cm" svg:x="1cm" svg:y="19.111cm"/>
      <draw:page-thumbnail draw:layer="backgroundobjects" svg:width="9.294cm" svg:height="5.81cm" svg:x="11.295cm" svg:y="3.015cm"/>
      <draw:page-thumbnail draw:layer="backgroundobjects" svg:width="9.294cm" svg:height="5.81cm" svg:x="11.295cm" svg:y="11.063cm"/>
      <draw:page-thumbnail draw:layer="backgroundobjects" svg:width="9.294cm" svg:height="5.81cm" svg:x="11.295cm" svg:y="19.1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2cm" svg:x="1.398cm" svg:y="0.697cm" presentation:class="title" presentation:placeholder="true">
        <draw:text-box/>
      </draw:frame>
      <draw:frame presentation:style-name="Default-outline1" draw:layer="backgroundobjects" svg:width="25.191cm" svg:height="11.55cm" svg:x="1.398cm" svg:y="4.094cm" presentation:class="outline" presentation:placeholder="true">
        <draw:text-box/>
      </draw:frame>
      <draw:frame draw:style-name="Mgr3" draw:text-style-name="MP3" draw:layer="backgroundobjects" svg:width="16.364cm" svg:height="1.14cm" svg:x="6.264cm" svg:y="16.034cm">
        <draw:text-box>
          <text:p><text:span text:style-name="MT2">Feature Forge: https://github.com/machinalis/featureforge/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ing" style:page-layout-name="PM1" draw:style-name="Mdp2">
      <office:forms form:automatic-focus="false" form:apply-design-mode="false"/>
      <draw:frame presentation:style-name="Opening-title" draw:layer="backgroundobjects" svg:width="25.19cm" svg:height="2.922cm" svg:x="1.398cm" svg:y="0.698cm" presentation:class="title" presentation:placeholder="true">
        <draw:text-box/>
      </draw:frame>
      <draw:frame presentation:style-name="Opening-outline1" draw:layer="backgroundobjects" svg:width="25.19cm" svg:height="11.55cm" svg:x="1.398cm" svg:y="4.094cm" presentation:class="outline" presentation:placeholder="true">
        <draw:text-box/>
      </draw:frame>
      <draw:frame presentation:style-name="Mpr3" draw:text-style-name="MP1" draw:layer="backgroundobjects" svg:width="6.52cm" svg:height="1.206cm" svg:x="1.398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2cm" svg:height="1.206cm" svg:x="9.571cm" svg:y="15.94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cm" svg:height="1.206cm" svg:x="20.068cm" svg:y="15.9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pening-title" draw:layer="backgroundobjects" svg:width="13.959cm" svg:height="10.475cm" svg:x="3.815cm" svg:y="2.123cm" presentation:class="page"/>
        <draw:frame presentation:style-name="Openi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3">
      <office:forms form:automatic-focus="false" form:apply-design-mode="false"/>
      <draw:frame presentation:style-name="Closing-title" draw:layer="backgroundobjects" svg:width="25.19cm" svg:height="2.922cm" svg:x="1.398cm" svg:y="0.698cm" presentation:class="title" presentation:placeholder="true">
        <draw:text-box/>
      </draw:frame>
      <draw:frame presentation:style-name="Closing-outline1" draw:layer="backgroundobjects" svg:width="25.19cm" svg:height="11.55cm" svg:x="1.398cm" svg:y="4.094cm" presentation:class="outline" presentation:placeholder="true">
        <draw:text-box/>
      </draw:frame>
      <draw:frame presentation:style-name="Mpr6" draw:text-style-name="MP1" draw:layer="backgroundobjects" svg:width="6.52cm" svg:height="1.206cm" svg:x="1.398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2cm" svg:height="1.206cm" svg:x="9.571cm" svg:y="15.942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cm" svg:height="1.206cm" svg:x="20.068cm" svg:y="15.9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losing-title" draw:layer="backgroundobjects" svg:width="13.959cm" svg:height="10.475cm" svg:x="3.815cm" svg:y="2.123cm" presentation:class="page"/>
        <draw:frame presentation:style-name="Closing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5-02T20:58:32</meta:creation-date>
    <meta:editing-duration>P3DT7H48M9S</meta:editing-duration>
    <meta:editing-cycles>92</meta:editing-cycles>
    <dc:date>2014-05-04T16:35:17.122796405</dc:date>
    <meta:generator>LibreOffice/4.1.3.2$Linux_X86_64 LibreOffice_project/410m0$Build-2</meta:generator>
    <dc:creator>Daniel Moisset</dc:creator>
    <meta:document-statistic meta:object-count="72"/>
  </office:meta>
</office:document-meta>
</file>